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935" officeooo:paragraph-rsid="000eb935"/>
    </style:style>
    <style:style style:name="P2" style:family="paragraph" style:parent-style-name="Standard">
      <style:text-properties officeooo:rsid="0010ae79" officeooo:paragraph-rsid="0010ae79"/>
    </style:style>
    <style:style style:name="P3" style:family="paragraph" style:parent-style-name="Standard">
      <style:text-properties officeooo:rsid="0010ae79" officeooo:paragraph-rsid="0011e4e1"/>
    </style:style>
    <style:style style:name="P4" style:family="paragraph" style:parent-style-name="Standard">
      <style:text-properties officeooo:rsid="0010ae79" officeooo:paragraph-rsid="0013cca2"/>
    </style:style>
    <style:style style:name="P5" style:family="paragraph" style:parent-style-name="Standard">
      <style:text-properties officeooo:rsid="0011e4e1" officeooo:paragraph-rsid="0011e4e1"/>
    </style:style>
    <style:style style:name="P6" style:family="paragraph" style:parent-style-name="Standard">
      <style:text-properties officeooo:rsid="0012be6c" officeooo:paragraph-rsid="0012be6c"/>
    </style:style>
    <style:style style:name="P7" style:family="paragraph" style:parent-style-name="Standard">
      <style:text-properties officeooo:rsid="0010ae79" officeooo:paragraph-rsid="0010ae79"/>
    </style:style>
    <style:style style:name="P8" style:family="paragraph" style:parent-style-name="Standard">
      <style:text-properties officeooo:rsid="0010ae79" officeooo:paragraph-rsid="0015f009"/>
    </style:style>
    <style:style style:name="P9" style:family="paragraph" style:parent-style-name="Standard">
      <style:text-properties officeooo:rsid="0015f009" officeooo:paragraph-rsid="0015f009"/>
    </style:style>
    <style:style style:name="T1" style:family="text">
      <style:text-properties officeooo:rsid="0010ae79"/>
    </style:style>
    <style:style style:name="T2" style:family="text">
      <style:text-properties officeooo:rsid="0011e4e1"/>
    </style:style>
    <style:style style:name="T3" style:family="text">
      <style:text-properties officeooo:rsid="0012be6c"/>
    </style:style>
    <style:style style:name="T4" style:family="text">
      <style:text-properties officeooo:rsid="0013cca2"/>
    </style:style>
    <style:style style:name="T5" style:family="text">
      <style:text-properties officeooo:rsid="0015f0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POKEMON PROJECT </text:p>
      <text:p text:style-name="Standard"/>
      <text:p text:style-name="Standard"/>
      <text:p text:style-name="Standard"/>
      <text:p text:style-name="P1">Objet pokemon</text:p>
      <text:p text:style-name="P1"/>
      <text:p text:style-name="P1">propriete 1 : nom</text:p>
      <text:p text:style-name="P1">propriete 2 : type</text:p>
      <text:p text:style-name="P1">propriété 3 : <text:span text:style-name="T1">hp</text:span></text:p>
      <text:p text:style-name="P2">propriete 4 : attaquer (random 20 – 30) , soigner (10 - 15), defendre</text:p>
      <text:p text:style-name="P2"/>
      <text:p text:style-name="P2"/>
      <text:p text:style-name="P2">class <text:span text:style-name="T2">Pokemon</text:span> {</text:p>
      <text:p text:style-name="P2"><text:s text:c="4"/>constructor(name,<text:span text:style-name="T2">type,hp</text:span>,avatar<text:span text:style-name="T2">,run</text:span>){</text:p>
      <text:p text:style-name="P2"><text:s text:c="8"/>this.name = name;</text:p>
      <text:p text:style-name="P2"><text:s text:c="8"/>this.<text:span text:style-name="T4">type</text:span> = <text:span text:style-name="T2">type</text:span>;</text:p>
      <text:p text:style-name="P2"><text:s text:c="8"/>this.<text:span text:style-name="T4">hp</text:span> = <text:span text:style-name="T2">hp</text:span>; <text:s/>— <text:span text:style-name="T2">&gt; 300</text:span></text:p>
      <text:p text:style-name="P2"><text:s text:c="8"/>this.avatar = avatar;</text:p>
      <text:p text:style-name="P3"><text:s text:c="8"/>this.<text:span text:style-name="T2">run</text:span> = <text:span text:style-name="T2">run</text:span>;</text:p>
      <text:p text:style-name="P2"><text:s text:c="4"/>}</text:p>
      <text:p text:style-name="P2"/>
      <text:p text:style-name="P8"><text:s text:c="4"/><text:span text:style-name="T5">function Pokemon</text:span>(name,<text:span text:style-name="T2">type,hp</text:span>,avatar<text:span text:style-name="T2">,run</text:span>)</text:p>
      <text:p text:style-name="P8">{</text:p>
      <text:p text:style-name="P8"><text:s text:c="8"/>this.name = name;</text:p>
      <text:p text:style-name="P8"><text:s text:c="8"/>this.<text:span text:style-name="T4">type</text:span> = <text:span text:style-name="T2">type</text:span>;</text:p>
      <text:p text:style-name="P8"><text:s text:c="8"/>this.<text:span text:style-name="T4">hp</text:span> = <text:span text:style-name="T2">hp</text:span>; <text:s/>— <text:span text:style-name="T2">&gt; 300</text:span></text:p>
      <text:p text:style-name="P8"><text:s text:c="8"/>this.avatar = avatar;</text:p>
      <text:p text:style-name="P8"><text:s text:c="8"/>this.<text:span text:style-name="T2">run</text:span> = <text:span text:style-name="T2">run</text:span>;</text:p>
      <text:p text:style-name="P8"><text:s text:c="4"/>}</text:p>
      <text:p text:style-name="P8"/>
      <text:p text:style-name="P9">let Pikachu = New Pokemon(Pikachu, electrique, 500, <text:span text:style-name="T1">avatar,run) ;</text:span></text:p>
      <text:p text:style-name="P9">let Salameche = New Pokemon(Salameche, feu, 500, <text:span text:style-name="T1">avatar,run) ;</text:span></text:p>
      <text:p text:style-name="P9">let Carapuce = New Pokemon(Carapuce, eau, 500, <text:span text:style-name="T1">avatar,run) ;</text:span></text:p>
      <text:p text:style-name="P9">let Bulbizar = New Pokemon(Bulbizar, electrique, 500, <text:span text:style-name="T1">avatar,run) ;</text:span></text:p>
      <text:p text:style-name="P2"/>
      <text:p text:style-name="P5">fonction attaquer : attack <text:span text:style-name="T3">enleve </text:span>aléatoirement entre 20 – 30 hp de l’adversaire <text:span text:style-name="T3">ou rater [0, 20 à 30]</text:span></text:p>
      <text:p text:style-name="P5"/>
      <text:p text:style-name="P6">fonction defendre : degats ressentit 10 hp au prochain tour</text:p>
      <text:p text:style-name="P6"/>
      <text:p text:style-name="P6">fonction soigner : soin<text:span text:style-name="T2"> </text:span>ajoute <text:span text:style-name="T2">aléatoirement entre </text:span>10<text:span text:style-name="T2"> – </text:span>25<text:span text:style-name="T2"> hp de l’adversaire </text:span>ou <text:s/>rater [0, 10 à 25]</text:p>
      <text:p text:style-name="P6"/>
      <text:p text:style-name="P6"/>
      <text:p text:style-name="P4"><text:s text:c="8"/><text:span text:style-name="T4">function(attack)</text:span>;</text:p>
      <text:p text:style-name="P4"><text:s text:c="8"/><text:span text:style-name="T4">function(defend)</text:span>;</text:p>
      <text:p text:style-name="P4"><text:s text:c="8"/><text:span text:style-name="T4">function(healt)</text:span>;</text:p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5:08:26.321356724</meta:creation-date>
    <dc:date>2018-05-29T19:23:08.567140736</dc:date>
    <meta:editing-duration>PT28M23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32" meta:word-count="157" meta:character-count="1114" meta:non-whitespace-character-count="860"/>
  </office:meta>
</office:document-meta>
</file>